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/>
          <table:table-cell office:value-type="string" calcext:value-type="string">
            <text:p>Conscrypt</text:p>
          </table:table-cell>
          <table:table-cell office:value-type="string" calcext:value-type="string">
            <text:p>Javacpp</text:p>
          </table:table-cell>
          <table:table-cell office:value-type="string" calcext:value-type="string">
            <text:p>Java-smt</text:p>
          </table:table-cell>
          <table:table-cell office:value-type="string" calcext:value-type="string">
            <text:p>Jpype</text:p>
          </table:table-cell>
          <table:table-cell office:value-type="string" calcext:value-type="string">
            <text:p>Pljava</text:p>
          </table:table-cell>
          <table:table-cell office:value-type="string" calcext:value-type="string">
            <text:p>Realm-java</text:p>
          </table:table-cell>
          <table:table-cell office:value-type="string" calcext:value-type="string">
            <text:p>Rocksdb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Zst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E</text:p>
          </table:table-cell>
          <table:table-cell office:value-type="float" office:value="0.193745540424385" calcext:value-type="float">
            <text:p>0.1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8.81951106605032" calcext:value-type="float">
            <text:p>-8.8195</text:p>
          </table:table-cell>
          <table:table-cell office:value-type="string" calcext:value-type="string">
            <text:p>NA</text:p>
          </table:table-cell>
          <table:table-cell office:value-type="float" office:value="0.0822201235963711" calcext:value-type="float">
            <text:p>0.0822</text:p>
          </table:table-cell>
          <table:table-cell office:value-type="float" office:value="4.89378152409969" calcext:value-type="float">
            <text:p>4.8938</text:p>
          </table:table-cell>
          <table:table-cell office:value-type="string" calcext:value-type="string">
            <text:p>NA</text:p>
          </table:table-cell>
          <table:table-cell office:value-type="float" office:value="-0.50011177781687" calcext:value-type="float">
            <text:p>-0.5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C</text:p>
          </table:table-cell>
          <table:table-cell office:value-type="string" calcext:value-type="string">
            <text:p>NA</text:p>
          </table:table-cell>
          <table:table-cell office:value-type="float" office:value="0.216225794010439" calcext:value-type="float">
            <text:p>0.2162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float" office:value="0.241502898255767" calcext:value-type="float">
            <text:p>0.2415</text:p>
          </table:table-cell>
          <table:table-cell table:style-name="ce2" office:value-type="float" office:value="0.157504825725571" calcext:value-type="float">
            <text:p>0.1575</text:p>
          </table:table-cell>
          <table:table-cell office:value-type="string" calcext:value-type="string">
            <text:p>NA</text:p>
          </table:table-cell>
          <table:table-cell office:value-type="float" office:value="-0.189865175612266" calcext:value-type="float">
            <text:p>-0.18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MM</text:p>
          </table:table-cell>
          <table:table-cell table:style-name="ce2" office:value-type="float" office:value="0.431976057312155" calcext:value-type="float">
            <text:p>0.4320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-1.51834913198642" calcext:value-type="float">
            <text:p>-1.51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741452487312821" calcext:value-type="float">
            <text:p>0.0074</text:p>
          </table:table-cell>
          <table:table-cell office:value-type="string" calcext:value-type="string">
            <text:p>NA</text:p>
          </table:table-cell>
          <table:table-cell office:value-type="float" office:value="-4.50431174711868" calcext:value-type="float">
            <text:p>-4.50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-0.041302472898909" calcext:value-type="float">
            <text:p>-0.0413</text:p>
          </table:table-cell>
          <table:table-cell office:value-type="float" office:value="0.194244117213055" calcext:value-type="float">
            <text:p>0.1942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NA</text:p>
          </table:table-cell>
          <table:table-cell office:value-type="float" office:value="-0.18808985815053" calcext:value-type="float">
            <text:p>-0.18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417801050405342" calcext:value-type="float">
            <text:p>0.0042</text:p>
          </table:table-cell>
          <table:table-cell table:style-name="ce2" office:value-type="float" office:value="0.246375844840641" calcext:value-type="float">
            <text:p>0.2464</text:p>
          </table:table-cell>
          <table:table-cell office:value-type="float" office:value="-0.112793296000868" calcext:value-type="float">
            <text:p>-0.1128</text:p>
          </table:table-cell>
          <table:table-cell office:value-type="float" office:value="-0.0510579166481034" calcext:value-type="float">
            <text:p>-0.0511</text:p>
          </table:table-cell>
          <table:table-cell office:value-type="float" office:value="-0.210096003231264" calcext:value-type="float">
            <text:p>-0.2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MD</text:p>
          </table:table-cell>
          <table:table-cell office:value-type="string" calcext:value-type="string">
            <text:p>NA</text:p>
          </table:table-cell>
          <table:table-cell office:value-type="float" office:value="-0.424956865579542" calcext:value-type="float">
            <text:p>-0.42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1.01816590337735" calcext:value-type="float">
            <text:p>-1.0182</text:p>
          </table:table-cell>
          <table:table-cell office:value-type="float" office:value="0.106006296061659" calcext:value-type="float">
            <text:p>0.1060</text:p>
          </table:table-cell>
          <table:table-cell office:value-type="float" office:value="-0.0791059611606672" calcext:value-type="float">
            <text:p>-0.0791</text:p>
          </table:table-cell>
          <table:table-cell office:value-type="float" office:value="-0.068936567848361" calcext:value-type="float">
            <text:p>-0.0689</text:p>
          </table:table-cell>
          <table:table-cell office:value-type="float" office:value="3.10233616641421" calcext:value-type="float">
            <text:p>3.1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MRV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.4290311919911" calcext:value-type="float">
            <text:p>8.4290</text:p>
          </table:table-cell>
          <table:table-cell office:value-type="float" office:value="-0.0922242537952324" calcext:value-type="float">
            <text:p>-0.0922</text:p>
          </table:table-cell>
          <table:table-cell office:value-type="string" calcext:value-type="string">
            <text:p>NA</text:p>
          </table:table-cell>
          <table:table-cell office:value-type="float" office:value="2.08874747152688" calcext:value-type="float">
            <text:p>2.0887</text:p>
          </table:table-cell>
          <table:table-cell office:value-type="float" office:value="-0.000801498977985207" calcext:value-type="float">
            <text:p>-0.0008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ILC</text:p>
          </table:table-cell>
          <table:table-cell table:style-name="ce2" office:value-type="float" office:value="1.13008671001897" calcext:value-type="float">
            <text:p>1.1301</text:p>
          </table:table-cell>
          <table:table-cell office:value-type="float" office:value="-0.24829571239436" calcext:value-type="float">
            <text:p>-0.2483</text:p>
          </table:table-cell>
          <table:table-cell office:value-type="float" office:value="496.572668422415" calcext:value-type="float">
            <text:p>496.5727</text:p>
          </table:table-cell>
          <table:table-cell office:value-type="float" office:value="-3.08289382295193" calcext:value-type="float">
            <text:p>-3.0829</text:p>
          </table:table-cell>
          <table:table-cell office:value-type="float" office:value="-0.0706908361543212" calcext:value-type="float">
            <text:p>-0.0707</text:p>
          </table:table-cell>
          <table:table-cell office:value-type="float" office:value="-0.0306432107645639" calcext:value-type="float">
            <text:p>-0.0306</text:p>
          </table:table-cell>
          <table:table-cell office:value-type="float" office:value="0.00991233109108578" calcext:value-type="float">
            <text:p>0.0099</text:p>
          </table:table-cell>
          <table:table-cell office:value-type="float" office:value="-0.176663025439125" calcext:value-type="float">
            <text:p>-0.1767</text:p>
          </table:table-cell>
          <table:table-cell office:value-type="float" office:value="0.586259931190792" calcext:value-type="float">
            <text:p>0.5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.63676835187569" calcext:value-type="float">
            <text:p>4.6368</text:p>
          </table:table-cell>
          <table:table-cell office:value-type="string" calcext:value-type="string">
            <text:p>NA</text:p>
          </table:table-cell>
          <table:table-cell office:value-type="float" office:value="0.0942671066559116" calcext:value-type="float">
            <text:p>0.094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MI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122967917792856" calcext:value-type="float">
            <text:p>0.1230</text:p>
          </table:table-cell>
          <table:table-cell office:value-type="float" office:value="0.100289918075941" calcext:value-type="float">
            <text:p>0.1003</text:p>
          </table:table-cell>
          <table:table-cell office:value-type="float" office:value="0.0661615405670977" calcext:value-type="float">
            <text:p>0.0662</text:p>
          </table:table-cell>
          <table:table-cell office:value-type="float" office:value="0.111877062822389" calcext:value-type="float">
            <text:p>0.1119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1.78276893916334" calcext:value-type="float">
            <text:p>-1.7828</text:p>
          </table:table-cell>
          <table:table-cell office:value-type="float" office:value="-0.0613176776588093" calcext:value-type="float">
            <text:p>-0.06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2.50035845622423" calcext:value-type="float">
            <text:p>-2.5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O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732844081688397" calcext:value-type="float">
            <text:p>0.0733</text:p>
          </table:table-cell>
          <table:table-cell office:value-type="float" office:value="-0.120130922357756" calcext:value-type="float">
            <text:p>-0.1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L</text:p>
          </table:table-cell>
          <table:table-cell office:value-type="string" calcext:value-type="string">
            <text:p>NA</text:p>
          </table:table-cell>
          <table:table-cell office:value-type="float" office:value="1.84155236969568" calcext:value-type="float">
            <text:p>1.841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RP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041369064409867" calcext:value-type="float">
            <text:p>0.041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O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-0.523537264682866" calcext:value-type="float">
            <text:p>-0.5235</text:p>
          </table:table-cell>
          <table:table-cell office:value-type="string" calcext:value-type="string">
            <text:p>NA</text:p>
          </table:table-cell>
          <table:table-cell office:value-type="float" office:value="0.149348513720502" calcext:value-type="float">
            <text:p>0.14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.15525882365075" calcext:value-type="float">
            <text:p>1.1553</text:p>
          </table:table-cell>
          <table:table-cell table:style-name="ce2" office:value-type="float" office:value="1.78235128636919" calcext:value-type="float">
            <text:p>1.7824</text:p>
          </table:table-cell>
          <table:table-cell office:value-type="float" office:value="75.7903880586554" calcext:value-type="float">
            <text:p>75.7904</text:p>
          </table:table-cell>
          <table:table-cell office:value-type="string" calcext:value-type="string">
            <text:p>NA</text:p>
          </table:table-cell>
          <table:table-cell office:value-type="float" office:value="0.547772351732004" calcext:value-type="float">
            <text:p>0.5478</text:p>
          </table:table-cell>
          <table:table-cell office:value-type="float" office:value="0.714163743745463" calcext:value-type="float">
            <text:p>0.7142</text:p>
          </table:table-cell>
          <table:table-cell table:style-name="ce2" office:value-type="float" office:value="0.441967855149898" calcext:value-type="float">
            <text:p>0.4420</text:p>
          </table:table-cell>
          <table:table-cell office:value-type="float" office:value="0.403847243764202" calcext:value-type="float">
            <text:p>0.4038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vFixing</text:p>
          </table:table-cell>
          <table:table-cell office:value-type="float" office:value="-0.325624198395614" calcext:value-type="float">
            <text:p>-0.3256</text:p>
          </table:table-cell>
          <table:table-cell table:style-name="ce2" office:value-type="float" office:value="-1.26867209192598" calcext:value-type="float">
            <text:p>-1.2687</text:p>
          </table:table-cell>
          <table:table-cell office:value-type="float" office:value="-449.366690136341" calcext:value-type="float">
            <text:p>-449.3667</text:p>
          </table:table-cell>
          <table:table-cell office:value-type="float" office:value="-0.788666984624162" calcext:value-type="float">
            <text:p>-0.7887</text:p>
          </table:table-cell>
          <table:table-cell office:value-type="float" office:value="0.0249716548042973" calcext:value-type="float">
            <text:p>0.0250</text:p>
          </table:table-cell>
          <table:table-cell table:style-name="ce2" office:value-type="float" office:value="0.380963529554234" calcext:value-type="float">
            <text:p>0.3810</text:p>
          </table:table-cell>
          <table:table-cell office:value-type="float" office:value="-0.00493124484127185" calcext:value-type="float">
            <text:p>-0.0049</text:p>
          </table:table-cell>
          <table:table-cell office:value-type="float" office:value="0.0186666733366932" calcext:value-type="float">
            <text:p>0.0187</text:p>
          </table:table-cell>
          <table:table-cell office:value-type="float" office:value="0.330582159939936" calcext:value-type="float">
            <text:p>0.33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Chur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1.50890607934736" calcext:value-type="float">
            <text:p>-1.5089</text:p>
          </table:table-cell>
          <table:table-cell office:value-type="float" office:value="0.848961261650064" calcext:value-type="float">
            <text:p>0.8490</text:p>
          </table:table-cell>
          <table:table-cell office:value-type="float" office:value="0.125985697189714" calcext:value-type="float">
            <text:p>0.1260</text:p>
          </table:table-cell>
          <table:table-cell table:style-name="ce2" office:value-type="float" office:value="-0.717955875131311" calcext:value-type="float">
            <text:p>-0.718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2:58:15.534472749</meta:creation-date>
    <dc:date>2025-05-28T13:04:14.424391286</dc:date>
    <meta:editing-duration>PT5M59S</meta:editing-duration>
    <meta:editing-cycles>1</meta:editing-cycles>
    <meta:document-statistic meta:table-count="1" meta:cell-count="189" meta:object-count="0"/>
    <meta:generator>LibreOffice/7.3.7.2$Linux_X86_64 LibreOffice_project/30$Build-2</meta:generator>
  </office:meta>
</office:document-meta>
</file>